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odule.createDeserializer( ParserConfig config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Module.createSerializer( SerializeConfig config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275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